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B3100000D5500000D558D107736354BF6CC.svg" manifest:media-type="image/svg+xml"/>
  <manifest:file-entry manifest:full-path="Pictures/10000201000000810000008111E6EBC914A5C554.png" manifest:media-type="image/png"/>
  <manifest:file-entry manifest:full-path="Pictures/10000B3100000D5500000D55ED50C892BD39CE64.svg" manifest:media-type="image/svg+xml"/>
  <manifest:file-entry manifest:full-path="Pictures/10001239000004F6000004F601E6A3CE3F22F62D.svg" manifest:media-type="image/svg+xml"/>
  <manifest:file-entry manifest:full-path="Pictures/1000020100000030000000309A728AB3B61AB444.png" manifest:media-type="image/png"/>
  <manifest:file-entry manifest:full-path="Pictures/10000B3100000D5500000D553618F339296225D4.svg" manifest:media-type="image/svg+xml"/>
  <manifest:file-entry manifest:full-path="Pictures/100002010000008100000081022FCACC17A21DD5.png" manifest:media-type="image/png"/>
  <manifest:file-entry manifest:full-path="Pictures/10001239000004F6000004F6AB59A685DBBF3EA3.svg" manifest:media-type="image/svg+xml"/>
  <manifest:file-entry manifest:full-path="Pictures/100002010000003000000030828FA27E9E72C919.png" manifest:media-type="image/png"/>
  <manifest:file-entry manifest:full-path="Pictures/100002010000008100000081D3D75182448EAA1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預設_5f_1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min-height="9.576cm" fo:min-width="20.953cm" fo:padding-top="0.175cm" fo:padding-bottom="0.175cm" fo:padding-left="0.3cm" fo:padding-right="0.3cm"/>
    </style:style>
    <style:style style:name="gr2" style:family="graphic" style:parent-style-name="預設_5f_1">
      <style:graphic-properties draw:stroke="none" svg:stroke-color="#000000" draw:fill="none" draw:fill-color="#ffffff" draw:textarea-horizontal-align="left" draw:auto-grow-height="true" draw:auto-grow-width="true" fo:min-height="0.712cm" fo:min-width="4.18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預設_5f_1">
      <style:graphic-properties svg:stroke-width="0.2cm" svg:stroke-color="#999999" draw:marker-start-width="0.5cm" draw:marker-end-width="0.5cm" draw:fill-color="#ffffff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5" style:family="graphic" style:parent-style-name="預設_5f_1">
      <style:graphic-properties svg:stroke-width="0.2cm" svg:stroke-color="#bf0041" draw:marker-start-width="0.5cm" draw:marker-end-width="0.5cm" draw:fill-color="#ff6d6d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6" style:family="graphic" style:parent-style-name="預設_5f_1">
      <style:graphic-properties svg:stroke-width="0.2cm" draw:marker-start-width="0.5cm" draw:marker-end-width="0.5cm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1c1c1c" draw:marker-start-width="0.5cm" draw:marker-end-width="0.5cm" draw:fill="solid" draw:textarea-vertical-align="middle" fo:padding-top="0.225cm" fo:padding-bottom="0.225cm" fo:padding-left="0.35cm" fo:padding-right="0.35cm"/>
    </style:style>
    <style:style style:name="gr8" style:family="graphic" style:parent-style-name="預設_5f_1">
      <style:graphic-properties svg:stroke-width="0.1cm" draw:marker-start-width="0.35cm" draw:marker-end-width="0.35cm" draw:fill-color="#ffffff" draw:textarea-horizontal-align="justify" draw:textarea-vertical-align="middle" draw:auto-grow-height="false" fo:min-height="2.268cm" fo:min-width="2.418cm" fo:padding-top="0.175cm" fo:padding-bottom="0.175cm" fo:padding-left="0.3cm" fo:padding-right="0.3cm" fo:wrap-option="wrap"/>
      <style:paragraph-properties style:writing-mode="lr-tb"/>
    </style:style>
    <style:style style:name="gr9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Dashed_20__28_var_29_" svg:stroke-width="0.1cm" svg:stroke-color="#00a933" draw:marker-start-width="0.35cm" draw:marker-end-width="0.35cm" draw:fill="none" draw:textarea-horizontal-align="justify" draw:textarea-vertical-align="middle" draw:auto-grow-height="false" fo:min-height="1.65cm" fo:min-width="8.8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860d" draw:marker-start="Arrow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dash" draw:stroke-dash="Dashed_20__28_var_29_" svg:stroke-width="0.1cm" svg:stroke-color="#ff860d" draw:marker-start-width="0.35cm" draw:marker-end-width="0.35cm" draw:fill="solid" draw:fill-color="#ffffff" draw:textarea-horizontal-align="justify" draw:textarea-vertical-align="middle" draw:auto-grow-height="false" fo:min-height="1.094cm" fo:min-width="2.255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2.985cm" fo:min-width="0.8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  <style:paragraph-properties style:writing-mode="lr-tb"/>
    </style:style>
    <style:style style:name="gr16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subtitle">
      <style:graphic-properties draw:fill-color="#ffffff" fo:min-height="12.19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6d6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9" style:family="paragraph">
      <loext:graphic-properties draw:fill-color="#ffffff"/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10" style:family="paragraph">
      <loext:graphic-properties draw:fill="none"/>
      <style:paragraph-properties fo:text-align="center"/>
      <style:text-properties style:font-name="Noto Sans1" fo:font-size="12pt" style:font-name-asian="Noto Sans1" style:font-size-asian="12pt" style:font-size-complex="12pt"/>
    </style:style>
    <style:style style:name="P11" style:family="paragraph">
      <style:paragraph-properties fo:text-align="center" style:writing-mode="lr-tb"/>
      <style:text-properties style:font-name="Noto Sans1" fo:font-size="12pt" fo:font-weight="bold" style:font-name-asian="Noto Sans1" style:font-size-asian="12pt" style:font-weight-asian="bold" style:font-size-complex="12pt" style:font-weight-complex="bold"/>
    </style:style>
    <style:style style:name="P12" style:family="paragraph">
      <loext:graphic-properties draw:fill="solid" draw:fill-color="#ffffff"/>
      <style:paragraph-properties fo:text-align="center" style:writing-mode="lr-tb"/>
      <style:text-properties style:font-name="Noto Sans1" fo:font-size="12pt" fo:font-weight="bold" style:font-name-asian="Noto Sans1" style:font-size-asian="12pt" style:font-weight-asian="bold" style:font-size-complex="12pt" style:font-weight-complex="bold"/>
    </style:style>
    <style:style style:name="P13" style:family="paragraph">
      <loext:graphic-properties draw:fill="none"/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style:font-name="Noto Sans1" fo:font-size="12pt" style:font-name-asian="Noto Sans1" style:font-size-asian="12pt" style:font-size-complex="12pt"/>
    </style:style>
    <style:style style:name="T2" style:family="text">
      <style:text-properties style:font-name="Noto Sans1" fo:font-size="12pt" fo:font-weight="bold" style:font-name-asian="Noto Sans1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concept-before-unstage-unwanted</text:p>
          </draw:text-box>
        </draw:frame>
        <draw:custom-shape draw:style-name="gr1" draw:text-style-name="P2" draw:layer="layout" svg:width="21.553cm" svg:height="9.926cm" svg:x="3.766cm" svg:y="2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3.766cm" svg:y="2.975cm">
          <draw:text-box>
            <text:p>Capture region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0">
        <draw:custom-shape draw:style-name="gr4" draw:text-style-name="P4" draw:layer="layout" svg:width="1.2cm" svg:height="1.2cm" svg:x="18.64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2cm" svg:height="1.2cm" svg:x="18.648cm" svg:y="9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cm" svg:height="1.2cm" svg:x="18.64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9.248cm" svg:y1="9.201cm" svg:x2="19.248cm" svg:y2="8.2cm">
          <text:p/>
        </draw:line>
        <draw:line draw:style-name="gr7" draw:text-style-name="P7" draw:layer="layout" svg:x1="19.248cm" svg:y1="11.2cm" svg:x2="19.248cm" svg:y2="10.401cm">
          <text:p/>
        </draw:line>
        <draw:custom-shape draw:style-name="gr8" draw:text-style-name="P9" draw:layer="layout" svg:width="3.3cm" svg:height="2.9cm" svg:x="4.2cm" svg:y="3.399cm">
          <text:p text:style-name="P8"><text:span text:style-name="T1">工作樹</text:span></text:p>
          <text:p text:style-name="P8"><text:span text:style-name="T1">(Work Tre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3cm" svg:height="2.9cm" svg:x="17.5cm" svg:y="3.399cm">
          <text:p text:style-name="P8"><text:span text:style-name="T1">本地倉庫</text:span></text:p>
          <text:p text:style-name="P8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3cm" svg:height="2.9cm" svg:x="7.9cm" svg:y="3.399cm">
          <text:p text:style-name="P8"><text:span text:style-name="T1">變更暫存</text:span></text:p>
          <text:p text:style-name="P8"><text:span text:style-name="T1">(Inde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1.94cm" svg:height="1.94cm" svg:x="8.606cm" svg:y="6.564cm">
          <draw:image xlink:href="Pictures/10001239000004F6000004F601E6A3CE3F22F62D.svg" xlink:type="simple" xlink:show="embed" xlink:actuate="onLoad" loext:mime-type="image/svg+xml">
            <text:p/>
          </draw:image>
          <draw:image xlink:href="Pictures/1000020100000030000000309A728AB3B61AB444.png" xlink:type="simple" xlink:show="embed" xlink:actuate="onLoad" loext:mime-type="image/png"/>
        </draw:frame>
        <draw:polyline draw:style-name="gr10" draw:text-style-name="P7" draw:layer="layout" svg:width="1.455cm" svg:height="0.384cm" draw:transform="rotate (-1.2924163111018) translate (8.957cm 8.398cm)" svg:viewBox="0 0 1456 385" draw:points="0,0 1346,385 1456,0">
          <text:p/>
        </draw:polyline>
        <draw:polyline draw:style-name="gr10" draw:text-style-name="P7" draw:layer="layout" svg:width="1.455cm" svg:height="0.384cm" draw:transform="rotate (-1.2924163111018) translate (8.957cm 9.798cm)" svg:viewBox="0 0 1456 385" draw:points="0,0 1346,385 1456,0">
          <text:p/>
        </draw:polyline>
        <draw:g>
          <draw:polygon draw:style-name="gr11" draw:text-style-name="P10" draw:layer="layout" svg:width="4.799cm" svg:height="5.599cm" svg:x="15.5cm" svg:y="6.598cm" svg:viewBox="0 0 4800 5600" draw:points="0,0 4800,0 4800,2000 2600,2000 2600,5600 0,5600">
            <text:p/>
          </draw:polygon>
        </draw:g>
        <draw:line draw:style-name="gr12" draw:text-style-name="P7" draw:layer="layout" svg:x1="10.546cm" svg:y1="7.777cm" svg:x2="15.827cm" svg:y2="7.777cm">
          <text:p/>
        </draw:line>
        <draw:custom-shape draw:style-name="gr13" draw:text-style-name="P12" draw:layer="layout" svg:width="3.011cm" svg:height="1.6cm" svg:x="11.757cm" svg:y="6.977cm">
          <text:p text:style-name="P11"><text:span text:style-name="T2">核選的變更</text:span><text:span text:style-name="T2"><text:line-break/></text:span><text:span text:style-name="T2">(Stag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1.94cm" svg:height="1.94cm" svg:x="15.827cm" svg:y="6.565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828FA27E9E72C919.png" xlink:type="simple" xlink:show="embed" xlink:actuate="onLoad" loext:mime-type="image/png"/>
        </draw:frame>
        <draw:polyline draw:style-name="gr10" draw:text-style-name="P7" draw:layer="layout" svg:width="1.455cm" svg:height="0.384cm" draw:transform="rotate (-1.2924163111018) translate (16.221cm 8.399cm)" svg:viewBox="0 0 1456 385" draw:points="0,0 1346,385 1456,0">
          <text:p/>
        </draw:polyline>
        <draw:g>
          <draw:custom-shape draw:style-name="gr14" draw:text-style-name="P13" draw:layer="layout" svg:width="1.4cm" svg:height="4.2cm" draw:transform="rotate (-1.5707963267949) translate (24.9cm 6.898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15" draw:text-style-name="P14" draw:layer="layout" svg:width="2.8cm" svg:height="1.403cm" svg:x="21.8cm" svg:y="6.895cm">
            <draw:text-box>
              <text:p text:style-name="P6"><text:span text:style-name="T2">工作中版本 </text:span><text:span text:style-name="T2"><text:line-break/></text:span><text:span text:style-name="T2">(Head)</text:span></text:p>
            </draw:text-box>
          </draw:frame>
        </draw:g>
        <draw:frame draw:style-name="gr16" draw:text-style-name="P6" draw:layer="layout" svg:width="1.41cm" svg:height="1.41cm" svg:x="16.49cm" svg:y="9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11E6EBC914A5C554.png" xlink:type="simple" xlink:show="embed" xlink:actuate="onLoad" loext:mime-type="image/png"/>
        </draw:frame>
        <draw:frame draw:style-name="gr16" draw:text-style-name="P6" draw:layer="layout" svg:width="1.41cm" svg:height="1.41cm" svg:x="9.2cm" svg:y="9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16" draw:text-style-name="P6" draw:layer="layout" svg:width="1.41cm" svg:height="1.41cm" svg:x="9.221cm" svg:y="10.451cm">
          <draw:image xlink:href="Pictures/10000B3100000D5500000D553618F339296225D4.svg" xlink:type="simple" xlink:show="embed" xlink:actuate="onLoad" loext:mime-type="image/svg+xml">
            <text:p/>
          </draw:image>
          <draw:image xlink:href="Pictures/100002010000008100000081D3D75182448EAA1F.png" xlink:type="simple" xlink:show="embed" xlink:actuate="onLoad" loext:mime-type="image/png"/>
        </draw:frame>
        <draw:frame draw:style-name="gr9" draw:text-style-name="P2" draw:layer="layout" svg:width="1.94cm" svg:height="1.94cm" svg:x="4.8cm" svg:y="6.564cm">
          <draw:image xlink:href="Pictures/10001239000004F6000004F601E6A3CE3F22F62D.svg" xlink:type="simple" xlink:show="embed" xlink:actuate="onLoad" loext:mime-type="image/svg+xml">
            <text:p/>
          </draw:image>
          <draw:image xlink:href="Pictures/1000020100000030000000309A728AB3B61AB444.png" xlink:type="simple" xlink:show="embed" xlink:actuate="onLoad" loext:mime-type="image/png"/>
        </draw:frame>
        <draw:polyline draw:style-name="gr10" draw:text-style-name="P7" draw:layer="layout" svg:width="1.455cm" svg:height="0.384cm" draw:transform="rotate (-1.2924163111018) translate (5.151cm 8.398cm)" svg:viewBox="0 0 1456 385" draw:points="0,0 1346,385 1456,0">
          <text:p/>
        </draw:polyline>
        <draw:polyline draw:style-name="gr10" draw:text-style-name="P7" draw:layer="layout" svg:width="1.455cm" svg:height="0.384cm" draw:transform="rotate (-1.2924163111018) translate (5.151cm 9.798cm)" svg:viewBox="0 0 1456 385" draw:points="0,0 1346,385 1456,0">
          <text:p/>
        </draw:polyline>
        <draw:frame draw:style-name="gr16" draw:text-style-name="P6" draw:layer="layout" svg:width="1.41cm" svg:height="1.41cm" svg:x="5.394cm" svg:y="9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16" draw:text-style-name="P6" draw:layer="layout" svg:width="1.41cm" svg:height="1.41cm" svg:x="5.415cm" svg:y="10.451cm">
          <draw:image xlink:href="Pictures/10000B3100000D5500000D553618F339296225D4.svg" xlink:type="simple" xlink:show="embed" xlink:actuate="onLoad" loext:mime-type="image/svg+xml">
            <text:p/>
          </draw:image>
          <draw:image xlink:href="Pictures/100002010000008100000081D3D75182448EAA1F.png" xlink:type="simple" xlink:show="embed" xlink:actuate="onLoad" loext:mime-type="image/png"/>
        </draw:frame>
        <draw:polyline draw:style-name="gr10" draw:text-style-name="P7" draw:layer="layout" svg:width="1.284cm" svg:height="0.38cm" draw:transform="skewX (0.0720820981073659) rotate (-1.25436813340833) translate (12.5003047447073cm 8.57692401861077cm)" svg:viewBox="0 0 1285 381" draw:points="0,0 1188,381 1285,0">
          <text:p/>
        </draw:polyline>
        <draw:polyline draw:style-name="gr10" draw:text-style-name="P7" draw:layer="layout" svg:width="1.455cm" svg:height="0.384cm" draw:transform="rotate (-1.2924163111018) translate (12.5cm 9.798cm)" svg:viewBox="0 0 1456 385" draw:points="0,0 1346,385 1456,0">
          <text:p/>
        </draw:polyline>
        <draw:frame draw:style-name="gr16" draw:text-style-name="P6" draw:layer="layout" svg:width="1.41cm" svg:height="1.41cm" svg:x="12.743cm" svg:y="9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16" draw:text-style-name="P6" draw:layer="layout" svg:width="1.41cm" svg:height="1.41cm" svg:x="12.764cm" svg:y="10.451cm">
          <draw:image xlink:href="Pictures/10000B3100000D5500000D553618F339296225D4.svg" xlink:type="simple" xlink:show="embed" xlink:actuate="onLoad" loext:mime-type="image/svg+xml">
            <text:p/>
          </draw:image>
          <draw:image xlink:href="Pictures/100002010000008100000081D3D75182448EAA1F.png" xlink:type="simple" xlink:show="embed" xlink:actuate="onLoad" loext:mime-type="image/png"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concept-after-unstage-unwanted</text:p>
          </draw:text-box>
        </draw:frame>
        <draw:custom-shape draw:style-name="gr1" draw:text-style-name="P2" draw:layer="layout" svg:width="21.553cm" svg:height="9.926cm" svg:x="3.766cm" svg:y="2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3.766cm" svg:y="2.975cm">
          <draw:text-box>
            <text:p>Capture region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0">
        <draw:custom-shape draw:style-name="gr4" draw:text-style-name="P4" draw:layer="layout" svg:width="1.2cm" svg:height="1.2cm" svg:x="18.64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2cm" svg:height="1.2cm" svg:x="18.648cm" svg:y="9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cm" svg:height="1.2cm" svg:x="18.64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19.248cm" svg:y1="9.201cm" svg:x2="19.248cm" svg:y2="8.2cm">
          <text:p/>
        </draw:line>
        <draw:line draw:style-name="gr7" draw:text-style-name="P7" draw:layer="layout" svg:x1="19.248cm" svg:y1="11.2cm" svg:x2="19.248cm" svg:y2="10.401cm">
          <text:p/>
        </draw:line>
        <draw:custom-shape draw:style-name="gr8" draw:text-style-name="P9" draw:layer="layout" svg:width="3.3cm" svg:height="2.9cm" svg:x="4.2cm" svg:y="3.399cm">
          <text:p text:style-name="P8"><text:span text:style-name="T1">工作樹</text:span></text:p>
          <text:p text:style-name="P8"><text:span text:style-name="T1">(Work Tre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3cm" svg:height="2.9cm" svg:x="17.5cm" svg:y="3.399cm">
          <text:p text:style-name="P8"><text:span text:style-name="T1">本地倉庫</text:span></text:p>
          <text:p text:style-name="P8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3cm" svg:height="2.9cm" svg:x="7.9cm" svg:y="3.399cm">
          <text:p text:style-name="P8"><text:span text:style-name="T1">變更暫存</text:span></text:p>
          <text:p text:style-name="P8"><text:span text:style-name="T1">(Inde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1.94cm" svg:height="1.94cm" svg:x="8.606cm" svg:y="6.564cm">
          <draw:image xlink:href="Pictures/10001239000004F6000004F601E6A3CE3F22F62D.svg" xlink:type="simple" xlink:show="embed" xlink:actuate="onLoad" loext:mime-type="image/svg+xml">
            <text:p/>
          </draw:image>
          <draw:image xlink:href="Pictures/1000020100000030000000309A728AB3B61AB444.png" xlink:type="simple" xlink:show="embed" xlink:actuate="onLoad" loext:mime-type="image/png"/>
        </draw:frame>
        <draw:polyline draw:style-name="gr10" draw:text-style-name="P7" draw:layer="layout" svg:width="1.455cm" svg:height="0.384cm" draw:transform="rotate (-1.2924163111018) translate (8.957cm 8.398cm)" svg:viewBox="0 0 1456 385" draw:points="0,0 1346,385 1456,0">
          <text:p/>
        </draw:polyline>
        <draw:g>
          <draw:polygon draw:style-name="gr11" draw:text-style-name="P10" draw:layer="layout" svg:width="4.799cm" svg:height="5.599cm" svg:x="15.5cm" svg:y="6.598cm" svg:viewBox="0 0 4800 5600" draw:points="0,0 4800,0 4800,2000 2600,2000 2600,5600 0,5600">
            <text:p/>
          </draw:polygon>
        </draw:g>
        <draw:line draw:style-name="gr12" draw:text-style-name="P7" draw:layer="layout" svg:x1="10.546cm" svg:y1="7.777cm" svg:x2="15.827cm" svg:y2="7.777cm">
          <text:p/>
        </draw:line>
        <draw:custom-shape draw:style-name="gr13" draw:text-style-name="P12" draw:layer="layout" svg:width="3.011cm" svg:height="1.6cm" svg:x="11.757cm" svg:y="6.977cm">
          <text:p text:style-name="P11"><text:span text:style-name="T2">核選的變更</text:span><text:span text:style-name="T2"><text:line-break/></text:span><text:span text:style-name="T2">(Stag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1.94cm" svg:height="1.94cm" svg:x="15.827cm" svg:y="6.565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828FA27E9E72C919.png" xlink:type="simple" xlink:show="embed" xlink:actuate="onLoad" loext:mime-type="image/png"/>
        </draw:frame>
        <draw:polyline draw:style-name="gr10" draw:text-style-name="P7" draw:layer="layout" svg:width="1.455cm" svg:height="0.384cm" draw:transform="rotate (-1.2924163111018) translate (16.221cm 8.399cm)" svg:viewBox="0 0 1456 385" draw:points="0,0 1346,385 1456,0">
          <text:p/>
        </draw:polyline>
        <draw:g>
          <draw:custom-shape draw:style-name="gr14" draw:text-style-name="P13" draw:layer="layout" svg:width="1.4cm" svg:height="4.2cm" draw:transform="rotate (-1.5707963267949) translate (24.9cm 6.898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15" draw:text-style-name="P14" draw:layer="layout" svg:width="2.8cm" svg:height="1.403cm" svg:x="21.8cm" svg:y="6.895cm">
            <draw:text-box>
              <text:p text:style-name="P6"><text:span text:style-name="T2">工作中版本 </text:span><text:span text:style-name="T2"><text:line-break/></text:span><text:span text:style-name="T2">(Head)</text:span></text:p>
            </draw:text-box>
          </draw:frame>
        </draw:g>
        <draw:frame draw:style-name="gr16" draw:text-style-name="P6" draw:layer="layout" svg:width="1.41cm" svg:height="1.41cm" svg:x="16.49cm" svg:y="9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11E6EBC914A5C554.png" xlink:type="simple" xlink:show="embed" xlink:actuate="onLoad" loext:mime-type="image/png"/>
        </draw:frame>
        <draw:frame draw:style-name="gr16" draw:text-style-name="P6" draw:layer="layout" svg:width="1.41cm" svg:height="1.41cm" svg:x="9.2cm" svg:y="9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9" draw:text-style-name="P2" draw:layer="layout" svg:width="1.94cm" svg:height="1.94cm" svg:x="4.8cm" svg:y="6.564cm">
          <draw:image xlink:href="Pictures/10001239000004F6000004F601E6A3CE3F22F62D.svg" xlink:type="simple" xlink:show="embed" xlink:actuate="onLoad" loext:mime-type="image/svg+xml">
            <text:p/>
          </draw:image>
          <draw:image xlink:href="Pictures/1000020100000030000000309A728AB3B61AB444.png" xlink:type="simple" xlink:show="embed" xlink:actuate="onLoad" loext:mime-type="image/png"/>
        </draw:frame>
        <draw:polyline draw:style-name="gr10" draw:text-style-name="P7" draw:layer="layout" svg:width="1.455cm" svg:height="0.384cm" draw:transform="rotate (-1.2924163111018) translate (5.151cm 8.398cm)" svg:viewBox="0 0 1456 385" draw:points="0,0 1346,385 1456,0">
          <text:p/>
        </draw:polyline>
        <draw:polyline draw:style-name="gr10" draw:text-style-name="P7" draw:layer="layout" svg:width="1.455cm" svg:height="0.384cm" draw:transform="rotate (-1.2924163111018) translate (5.151cm 9.798cm)" svg:viewBox="0 0 1456 385" draw:points="0,0 1346,385 1456,0">
          <text:p/>
        </draw:polyline>
        <draw:frame draw:style-name="gr16" draw:text-style-name="P6" draw:layer="layout" svg:width="1.41cm" svg:height="1.41cm" svg:x="5.394cm" svg:y="9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draw:frame draw:style-name="gr16" draw:text-style-name="P6" draw:layer="layout" svg:width="1.41cm" svg:height="1.41cm" svg:x="5.415cm" svg:y="10.451cm">
          <draw:image xlink:href="Pictures/10000B3100000D5500000D553618F339296225D4.svg" xlink:type="simple" xlink:show="embed" xlink:actuate="onLoad" loext:mime-type="image/svg+xml">
            <text:p/>
          </draw:image>
          <draw:image xlink:href="Pictures/100002010000008100000081D3D75182448EAA1F.png" xlink:type="simple" xlink:show="embed" xlink:actuate="onLoad" loext:mime-type="image/png"/>
        </draw:frame>
        <draw:polyline draw:style-name="gr10" draw:text-style-name="P7" draw:layer="layout" svg:width="1.284cm" svg:height="0.38cm" draw:transform="skewX (0.0720820981073659) rotate (-1.25436813340833) translate (12.5003047447073cm 8.57692401861077cm)" svg:viewBox="0 0 1285 381" draw:points="0,0 1188,381 1285,0">
          <text:p/>
        </draw:polyline>
        <draw:frame draw:style-name="gr16" draw:text-style-name="P6" draw:layer="layout" svg:width="1.41cm" svg:height="1.41cm" svg:x="12.743cm" svg:y="9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022FCACC17A21DD5.png" xlink:type="simple" xlink:show="embed" xlink:actuate="onLoad" loext:mime-type="image/png"/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_5f_1" style:display-name="預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7T23:38:03.397000000</meta:creation-date>
    <meta:generator>LibreOffice/6.3.4.2$Windows_X86_64 LibreOffice_project/60da17e045e08f1793c57c00ba83cdfce946d0aa</meta:generator>
    <dc:date>2020-05-26T23:15:08.991000000</dc:date>
    <meta:editing-duration>PT11H11M16S</meta:editing-duration>
    <meta:editing-cycles>20</meta:editing-cycles>
    <meta:document-statistic meta:object-count="95"/>
  </office:meta>
</office:document-meta>
</file>